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Math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MathUtil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MathUtils</text:p>
          </table:covered-table-cell>
          <table:covered-table-cell/>
          <table:table-cell office:value-type="string" calcext:value-type="string">
            <text:p>COC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Default" table:number-columns-repeated="6"/>
          <table:table-cell table:style-name="ce3" table:formula="of:=SUM([.G2:.G16])" office:value-type="float" office:value="45" calcext:value-type="float">
            <text:p>4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21:21:44.309092795</dc:date>
    <meta:editing-duration>PT18M54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